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92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2.005cm"/>
    </style:style>
    <style:style style:name="co8" style:family="table-column">
      <style:table-column-properties fo:break-before="auto" style:column-width="16.92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6" style:family="table-cell" style:parent-style-name="Default">
      <style:text-properties fo:color="#dc23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2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ror_system_admin</text:p>
          </table:table-cell>
          <table:table-cell table:style-name="ce1" office:value-type="string" calcext:value-type="string">
            <text:p>Une erreur système s'est produit lors de la connexion. Merci de contacter un administrateur.</text:p>
          </table:table-cell>
          <table:table-cell table:style-name="ce1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PriceDetail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PriceVol3</text:p>
          </table:table-cell>
          <table:table-cell table:style-name="ce1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Special</text:p>
          </table:table-cell>
          <table:table-cell table:style-name="ce1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orm_label_I_DiscountPercent</text:p>
          </table:table-cell>
          <table:table-cell table:style-name="ce1" office:value-type="string" calcext:value-type="string">
            <text:p>Réduction d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form_label_I_LimitVol2</text:p>
          </table:table-cell>
          <table:table-cell table:style-name="ce1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3">
          <table:table-cell/>
          <table:table-cell table:style-name="ce2"/>
          <table:table-cell table:style-name="ce1"/>
          <table:table-cell table:number-columns-repeated="5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5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ltat" table:style-name="ta1" table:print="false"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1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1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1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0, 0)," calcext:value-type="string">
            <text:p>('form_label_I_DispLogged', 1, "Affiché seulement si connecté", "cible", "", 0, 0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0, 0)," calcext:value-type="string">
            <text:p>('form_label_I_DispLogged', 2, "Only display if logged in", "cible", "", 0, 0, 0),</text:p>
          </table:table-cell>
        </table:table-row>
        <table:table-row table:style-name="ro1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0, 0)," calcext:value-type="string">
            <text:p>('form_label_I_NoAddToCart', 1, "Ne peut être ajouté au panier", "cible", "", 0, 0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0, 0)," calcext:value-type="string">
            <text:p>('form_label_I_NoAddToCart', 2, "Can not be added to cart", "cible", "", 0, 0, 0),</text:p>
          </table:table-cell>
        </table:table-row>
        <table:table-row table:style-name="ro1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0, 0)," calcext:value-type="string">
            <text:p>('form_label_I_PriceDetail', 1, "Prix unitaire", "cible", "", 0, 0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0, 0)," calcext:value-type="string">
            <text:p>('form_label_I_PriceDetail', 2, "Unit price", "cible", "", 0, 0, 0),</text:p>
          </table:table-cell>
        </table:table-row>
        <table:table-row table:style-name="ro1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0, 0)," calcext:value-type="string">
            <text:p>('form_label_I_PriceVol1', 1, "&amp;nbsp;", "cible", "", 0, 0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0, 0)," calcext:value-type="string">
            <text:p>('form_label_I_PriceVol1', 2, "&amp;nbsp;", "cible", "", 0, 0, 0),</text:p>
          </table:table-cell>
        </table:table-row>
        <table:table-row table:style-name="ro1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0, 0)," calcext:value-type="string">
            <text:p>('form_label_I_PriceVol2', 1, "&amp;nbsp;", "cible", "", 0, 0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0, 0)," calcext:value-type="string">
            <text:p>('form_label_I_PriceVol2', 2, "&amp;nbsp;", "cible", "", 0, 0, 0),</text:p>
          </table:table-cell>
        </table:table-row>
        <table:table-row table:style-name="ro1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0, 0)," calcext:value-type="string">
            <text:p>('form_label_I_PriceVol3', 1, "Et plus", "cible", "", 0, 0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0, 0)," calcext:value-type="string">
            <text:p>('form_label_I_PriceVol3', 2, "Over ", "cible", "", 0, 0, 0),</text:p>
          </table:table-cell>
        </table:table-row>
        <table:table-row table:style-name="ro1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0, 0)," calcext:value-type="string">
            <text:p>('form_label_I_LimitVol1', 1, "De 1 à ", "cible", "", 0, 0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0, 0)," calcext:value-type="string">
            <text:p>('form_label_I_LimitVol1', 2, "1 to", "cible", "", 0, 0, 0),</text:p>
          </table:table-cell>
        </table:table-row>
        <table:table-row table:style-name="ro1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0, 0)," calcext:value-type="string">
            <text:p>('form_label_I_Special', 1, "En spécial / rabais", "cible", "", 0, 0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0, 0)," calcext:value-type="string">
            <text:p>('form_label_I_Special', 2, "Special price", "cible", "", 0, 0, 0),</text:p>
          </table:table-cell>
        </table:table-row>
        <table:table-row table:style-name="ro1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Réduction de&quot;, &quot;cible&quot;, &quot;&quot;, 0, 0, 0)," calcext:value-type="string">
            <text:p>('form_label_I_DiscountPercent', 1, "Réduction de", "cible", "", 0, 0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&quot;, &quot;cible&quot;, &quot;&quot;, 0, 0, 0)," calcext:value-type="string">
            <text:p>('form_label_I_DiscountPercent', 2, "Discount", "cible", "", 0, 0, 0),</text:p>
          </table:table-cell>
        </table:table-row>
        <table:table-row table:style-name="ro1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0, 0)," calcext:value-type="string">
            <text:p>('form_label_I_LimitVol2', 1, "jusqu'à ", "cible", "", 0, 0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0, 0)," calcext:value-type="string">
            <text:p>('form_label_I_LimitVol2', 2, "up to", "cible", "", 0, 0, 0),</text:p>
          </table:table-cell>
        </table:table-row>
        <table:table-row table:style-name="ro1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1" table:number-rows-repeated="104850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5"/>
        <table:table-column table:style-name="co9" table:default-cell-style-name="Default"/>
        <table:table-column table:style-name="co10" table:default-cell-style-name="Default"/>
        <table:table-column table:style-name="co6" table:default-cell-style-name="ce5"/>
        <table:table-column table:style-name="co11" table:default-cell-style-name="Default"/>
        <table:table-row table:style-name="ro2">
          <table:table-cell table:style-name="ce3" office:value-type="string" calcext:value-type="string">
            <text:p>Point </text:p>
          </table:table-cell>
          <table:table-cell table:style-name="ce3" office:value-type="string" calcext:value-type="string">
            <text:p>Pixel</text:p>
          </table:table-cell>
          <table:table-cell table:style-name="ce4" office:value-type="string" calcext:value-type="string">
            <text:p>Valeur (pt)</text:p>
          </table:table-cell>
          <table:table-cell table:style-name="ce6" office:value-type="string" calcext:value-type="string">
            <text:p>Point → pixel</text:p>
          </table:table-cell>
          <table:table-cell table:style-name="ce3" office:value-type="string" calcext:value-type="string">
            <text:p>Valeur de base (px)</text:p>
          </table:table-cell>
          <table:table-cell table:style-name="ce4" office:value-type="string" calcext:value-type="string">
            <text:p>Valeur (px)</text:p>
          </table:table-cell>
          <table:table-cell table:style-name="ce6" office:value-type="string" calcext:value-type="string">
            <text:p>Pixel → 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00-00-00</text:date>, <text:time style:data-style-name="N2" text:time-value="14:12:41.775448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4-12-31T14:31:41.080461637</dc:date>
    <dc:creator>ssoares </dc:creator>
    <meta:editing-duration>P6DT18H47M15S</meta:editing-duration>
    <meta:editing-cycles>90</meta:editing-cycles>
    <meta:generator>LibreOffice/4.2.7.2$Linux_X86_64 LibreOffice_project/420m0$Build-2</meta:generator>
    <meta:document-statistic meta:table-count="3" meta:cell-count="339" meta:object-count="0"/>
  </office:meta>
</office:document-meta>
</file>